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893c" officeooo:paragraph-rsid="0012893c"/>
    </style:style>
    <style:style style:name="P2" style:family="paragraph" style:parent-style-name="Text_20_body" style:list-style-name="L1">
      <style:text-properties officeooo:rsid="0012893c" officeooo:paragraph-rsid="0012893c"/>
    </style:style>
    <style:style style:name="P3" style:family="paragraph" style:parent-style-name="Text_20_body">
      <style:text-properties officeooo:rsid="0013022a" officeooo:paragraph-rsid="0013022a"/>
    </style:style>
    <style:style style:name="P4" style:family="paragraph" style:parent-style-name="Text_20_body" style:list-style-name="L2">
      <style:text-properties officeooo:rsid="0013022a" officeooo:paragraph-rsid="0013022a"/>
    </style:style>
    <style:style style:name="P5" style:family="paragraph" style:parent-style-name="Text_20_body" style:list-style-name="L2">
      <style:text-properties officeooo:paragraph-rsid="0013022a"/>
    </style:style>
    <style:style style:name="P6" style:family="paragraph" style:parent-style-name="Text_20_body" style:list-style-name="L2">
      <style:text-properties officeooo:rsid="001435e9" officeooo:paragraph-rsid="001435e9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Text_20_body" style:list-style-name="L2">
      <style:paragraph-properties fo:margin-left="0cm" fo:margin-right="0cm" fo:text-indent="-0.635cm" style:auto-text-indent="false"/>
      <style:text-properties officeooo:rsid="0013022a" officeooo:paragraph-rsid="0013022a"/>
    </style:style>
    <style:style style:name="P9" style:family="paragraph" style:parent-style-name="Title">
      <style:text-properties fo:font-size="48pt" officeooo:rsid="00115585" officeooo:paragraph-rsid="00115585" style:font-size-asian="48pt" style:font-size-complex="48pt"/>
    </style:style>
    <style:style style:name="P10" style:family="paragraph" style:parent-style-name="Title">
      <style:paragraph-properties>
        <style:tab-stops>
          <style:tab-stop style:position="6.138cm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2893c" officeooo:paragraph-rsid="0012893c"/>
    </style:style>
    <style:style style:name="P13" style:family="paragraph" style:parent-style-name="Header">
      <style:text-properties officeooo:rsid="0012893c" officeooo:paragraph-rsid="0012893c"/>
    </style:style>
    <style:style style:name="T1" style:family="text">
      <style:text-properties officeooo:rsid="00115585"/>
    </style:style>
    <style:style style:name="T2" style:family="text">
      <style:text-properties officeooo:rsid="0013022a"/>
    </style:style>
    <style:style style:name="T3" style:family="text">
      <style:text-properties officeooo:rsid="001435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yecto</text:p>
      <text:p text:style-name="Title">Coche teledirigido con RaspberryPi</text:p>
      <text:p text:style-name="Title"><text:tab/><text:tab/><text:tab/><text:tab/><text:tab/><text:tab/></text:p>
      <text:p text:style-name="P9"/>
      <text:p text:style-name="P9"/>
      <text:p text:style-name="P9">DEF</text:p>
      <text:p text:style-name="P10"><text:span text:style-name="T1">(Documento Especificación Funcional)</text:span></text:p>
      <text:p text:style-name="Title"/>
      <text:p text:style-name="Title"><text:tab/>Antonio Duce Gimeno</text:p>
      <text:p text:style-name="Title"><text:tab/>ALU.50301</text:p>
      <text:p text:style-name="P7"/>
      <text:h text:style-name="P11" text:outline-level="1">Introduccíon</text:h>
      <text:p text:style-name="P1"/>
      <text:p text:style-name="P1">La finalidad principal del proyecto es estudiar la capacidad para controlar elementos físicos desde aplicaciones móviles, aplicaciones Web y aplicaciones de escritorio. Para esta finalidad usaremos un dispositivo (RaspberryPi) que nos permitirá interactuar con el medio físico mediante los puertos GPIO.</text:p>
      <text:p text:style-name="P1">Inicialmente el estudio lo vamos a centrar en la capacidad de controlar los movimientos de un coche teledirigido, al cual dotaremos de diversos sensores ( Video, Proximidad ) <text:s/>que nos permitirán tener un conocimiento del entorno en el que estamos trabajando .</text:p>
      <text:p text:style-name="P1">Estudiaremos de esta misma forma las distintas formas que tenemos de comunicarnos <text:s/>con el dispositivo que vamos a crear, transmitir ordenes y recibir información.</text:p>
      <text:h text:style-name="P12" text:outline-level="1">Requisitos funcionales </text:h>
      <text:list xml:id="list7430479279067191752" text:style-name="L1">
        <text:list-item>
          <text:p text:style-name="P2">Construir un dispositivo que tenga capacidad de movimiento</text:p>
        </text:list-item>
        <text:list-item>
          <text:p text:style-name="P2">El dispositivo creado tiene que ser capaz de obtener información del medio que le rodea</text:p>
        </text:list-item>
        <text:list-item>
          <text:p text:style-name="P2">Construir un sistema multi-plataforma que nos permita comunicarnos con el dispositivo</text:p>
        </text:list-item>
        <text:list-item>
          <text:p text:style-name="P2">El sistema tiene que ser capaz de comunicarse con el dispositivo para obtener y mandar información </text:p>
        </text:list-item>
        <text:list-item>
          <text:p text:style-name="P2">El sistema tiene que ser capaz de establecer una conexión con el dispositivo por medio de una red PAN</text:p>
        </text:list-item>
        <text:list-item>
          <text:p text:style-name="P2">El sistema tiene que ser capaz de establecer una conexión con el dispositivo por medio de una red LAN</text:p>
        </text:list-item>
        <text:list-item>
          <text:p text:style-name="P2">El sistema tiene que ser capaz de establecer la conexión con el dispositivo por medio de una red WAN.</text:p>
        </text:list-item>
        <text:list-item>
          <text:p text:style-name="P2">El sistema tiene que ser capaz de controlar los movimientos del dispositivo creado</text:p>
        </text:list-item>
        <text:list-item>
          <text:p text:style-name="P2">El dispositivo tiene que ser capaz de mandar información del medio que le rodea la sistema controlador.</text:p>
        </text:list-item>
      </text:list>
      <text:h text:style-name="P12" text:outline-level="1">Elementos necesarios</text:h>
      <text:p text:style-name="P1">Para el desarrollo de este proyecto vamos a necesitar varios elementos hardware con los cuales montaremos el dispositivo que queremos controlar remotamente.</text:p>
      <text:p text:style-name="P1"><text:span text:style-name="T2">E</text:span>studiaremos las diversas alternativas <text:span text:style-name="T2">que existen actualmente en el mercado y seleccionaremos aquellas que nos ofrezcan mejores resultados.</text:span></text:p>
      <text:p text:style-name="P3">Inicialmente y como hardware de partida tendremos el siguiente:</text:p>
      <text:list xml:id="list3652468357898253930" text:style-name="L2">
        <text:list-item>
          <text:p text:style-name="P5"><text:span text:style-name="T2">RaspberryPi (Modelo B, B+)</text:span></text:p>
        </text:list-item>
        <text:list-item>
          <text:p text:style-name="P4">Módulo Bluetooth USB (V2, V4)</text:p>
        </text:list-item>
        <text:list-item>
          <text:p text:style-name="P4">Módulo Wifi USB ( B/G )</text:p>
        </text:list-item>
        <text:list-item>
          <text:p text:style-name="P4">Driver <text:s/>Motores</text:p>
          <text:list>
            <text:list-item>
              <text:p text:style-name="P4">En este caso estudiaremos diversos tipos de control </text:p>
              <text:list>
                <text:list-item>
                  <text:p text:style-name="P4">I2C <text:span text:style-name="T3">Adafruit PCA9685</text:span></text:p>
                </text:list-item>
                <text:list-item>
                  <text:p text:style-name="P6">I2C PiBorg Reverse PIC16F1824</text:p>
                </text:list-item>
                <text:list-item>
                  <text:p text:style-name="P6">Puente H L298N</text:p>
                </text:list-item>
                <text:list-item>
                  <text:p text:style-name="P6">I2C Port Expander MCP23017</text:p>
                </text:list-item>
              </text:list>
            </text:list-item>
          </text:list>
        </text:list-item>
        <text:list-item>
          <text:p text:style-name="P4">Servo Motores Rotación Continua (</text:p>
          <text:list>
            <text:list-item>
              <text:p text:style-name="P4">En este caso hemos seleccionado los siguientes tipos</text:p>
              <text:list>
                <text:list-item>
                  <text:p text:style-name="P4">SM-S4303R</text:p>
                </text:list-item>
                <text:list-item>
                  <text:p text:style-name="P4">FS90R</text:p>
                </text:list-item>
              </text:list>
            </text:list-item>
          </text:list>
        </text:list-item>
        <text:list-item>
          <text:p text:style-name="P4">Motores DC </text:p>
          <text:list>
            <text:list-item>
              <text:p text:style-name="P4">En este caso no seleccionamos ningún modelo especifico pero indicamos la necesidad de un sistema de moto reducción para limitar la RPM y aumentar el PAR motor, </text:p>
            </text:list-item>
          </text:list>
        </text:list-item>
        <text:list-item>
          <text:p text:style-name="P4">Sensores de proximidad </text:p>
          <text:list>
            <text:list-item>
              <text:p text:style-name="P4">Modelo HC-SR04</text:p>
            </text:list-item>
          </text:list>
        </text:list-item>
        <text:list-item>
          <text:p text:style-name="P6">Cámara USB</text:p>
          <text:list>
            <text:list-item>
              <text:p text:style-name="P6">No seleccionamos modelo especifico, pero debe ser capaz de comprimir por hardware el fuljo de video.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893c" officeooo:paragraph-rsid="001289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tonio Duce Gimeno<text:tab/><text:tab/>Coche teledirigido RaspberryPi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xman </meta:initial-creator>
    <meta:creation-date>2015-02-24T19:56:26.198317213</meta:creation-date>
    <dc:date>2015-02-24T20:49:59.010357526</dc:date>
    <dc:creator>duxman </dc:creator>
    <meta:editing-duration>PT49M3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6" meta:paragraph-count="47" meta:word-count="453" meta:character-count="2805" meta:non-whitespace-character-count="2407"/>
  </office:meta>
</office:document-meta>
</file>